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FreeMono" officeooo:rsid="000b2002" officeooo:paragraph-rsid="000b2002"/>
    </style:style>
    <style:style style:name="P2" style:family="paragraph" style:parent-style-name="Standard">
      <style:paragraph-properties fo:text-align="center" style:justify-single-word="false"/>
      <style:text-properties fo:color="#6666ff" style:font-name="FreeMono" fo:font-size="48pt" officeooo:rsid="000b2002" officeooo:paragraph-rsid="000b2002" style:font-size-asian="48pt" style:font-size-complex="48pt"/>
    </style:style>
    <style:style style:name="P3" style:family="paragraph" style:parent-style-name="Standard" style:list-style-name="L1">
      <style:text-properties style:font-name="FreeMono" officeooo:rsid="000b2002" officeooo:paragraph-rsid="000b2002"/>
    </style:style>
    <style:style style:name="P4" style:family="paragraph" style:parent-style-name="Standard" style:list-style-name="L1">
      <style:text-properties style:font-name="FreeMono" officeooo:rsid="000b2002" officeooo:paragraph-rsid="000d1700"/>
    </style:style>
    <style:style style:name="P5" style:family="paragraph" style:parent-style-name="Standard" style:list-style-name="L1">
      <style:text-properties style:font-name="FreeMono" officeooo:rsid="000b3ea6" officeooo:paragraph-rsid="000b3ea6"/>
    </style:style>
    <style:style style:name="T1" style:family="text">
      <style:text-properties officeooo:rsid="000d17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t GO&amp;LIVE :</text:p>
      <text:p text:style-name="P1"/>
      <text:list xml:id="list8061470746830964717" text:style-name="L1">
        <text:list-item>
          <text:p text:style-name="P3">permettre une cagnotte</text:p>
        </text:list-item>
        <text:list-item>
          <text:p text:style-name="P4"><text:span text:style-name="T1"> </text:span>téléconnecté via paiement par CB uniquement</text:p>
        </text:list-item>
        <text:list-item>
          <text:p text:style-name="P3">fais ta propre pub pour pouvoir augmenter ta cagnotte (user story)</text:p>
        </text:list-item>
        <text:list-item>
          <text:p text:style-name="P3">diffusion via mail et réseaux sociaux (mail plus vendeur)</text:p>
        </text:list-item>
        <text:list-item>
          <text:p text:style-name="P3">permettre message de remerciement depuis celui qui recoit le dons vers le donnateur</text:p>
        </text:list-item>
        <text:list-item>
          <text:p text:style-name="P3">voir l’historique des montants (qui à donné , combien et quand)</text:p>
        </text:list-item>
        <text:list-item>
          <text:p text:style-name="P3">quand l’utilisateur veut récupérer son argent , envoyer message pour prévenir l’utilisateur du retrait</text:p>
        </text:list-item>
        <text:list-item>
          <text:p text:style-name="P3">freeFull</text:p>
        </text:list-item>
        <text:list-item>
          <text:p text:style-name="P3">si l’utilisateur n’utilise pas ses sous , on lui rend l’argent</text:p>
        </text:list-item>
        <text:list-item>
          <text:p text:style-name="P3">repartir de zéro</text:p>
        </text:list-item>
        <text:list-item>
          <text:p text:style-name="P3">authentification à mettre en place</text:p>
        </text:list-item>
        <text:list-item>
          <text:p text:style-name="P3">gestion des cagnottes (back-end)</text:p>
        </text:list-item>
        <text:list-item>
          <text:p text:style-name="P3">voir historique cagnotte (ce qui c’est passé financièrement dessus)</text:p>
        </text:list-item>
        <text:list-item>
          <text:p text:style-name="P5">module statistique (pour voir performance de l’outil , quand on pose de l’argent , et quand on en retire)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2:13:56.197647054</meta:creation-date>
    <meta:editing-duration>PT10M33S</meta:editing-duration>
    <meta:editing-cycles>2</meta:editing-cycles>
    <meta:generator>LibreOffice/5.1.6.2$Linux_X86_64 LibreOffice_project/10m0$Build-2</meta:generator>
    <dc:date>2018-02-05T12:35:13.253578291</dc:date>
    <meta:document-statistic meta:table-count="0" meta:image-count="0" meta:object-count="0" meta:page-count="1" meta:paragraph-count="16" meta:word-count="137" meta:character-count="792" meta:non-whitespace-character-count="684"/>
  </office:meta>
</office:document-meta>
</file>